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40pt" fo:font-weight="bold" style:font-weight-asian="bold" style:font-weight-complex="bold"/>
    </style:style>
    <style:style style:name="P2" style:family="paragraph">
      <style:paragraph-properties fo:text-align="start"/>
      <style:text-properties fo:font-size="20pt"/>
    </style:style>
    <style:style style:name="P3" style:family="paragraph">
      <style:paragraph-properties fo:margin-left="0cm" fo:margin-right="0cm" fo:margin-top="0.5cm" fo:margin-bottom="0cm" fo:text-align="start" fo:text-indent="0cm"/>
      <style:text-properties fo:font-size="20pt"/>
    </style:style>
    <style:style style:name="P4" style:family="paragraph">
      <loext:graphic-properties draw:fill-color="#ffffff"/>
      <style:paragraph-properties fo:text-align="start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32pt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margin-top="0.5cm" fo:margin-bottom="0cm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fo:font-size="20pt" fo:font-weight="normal" style:font-weight-asian="normal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9.362cm" svg:height="3.473cm" svg:x="-0.611cm" svg:y="-0.082cm" presentation:class="title" presentation:user-transformed="true">
          <draw:text-box>
            <text:p text:style-name="P1"><text:span text:style-name="T1">Customer Support Analytics Dashboard</text:span></text:p>
          </draw:text-box>
        </draw:frame>
        <draw:frame presentation:style-name="pr2" draw:text-style-name="P4" draw:layer="layout" svg:width="25.199cm" svg:height="13.88cm" svg:x="0.801cm" svg:y="3.8cm" presentation:class="subtitle" presentation:user-transformed="true">
          <draw:text-box>
            <text:list text:style-name="L2">
              <text:list-item>
                <text:p text:style-name="P2">Project Name: Customer Support Analytics Dashboard.</text:p>
              </text:list-item>
            </text:list>
            <text:p text:style-name="P2"/>
            <text:p text:style-name="P2"><text:span text:style-name="T2">Project Objective: To provide real-time, data-driven insights into customer service performance, focusing on efficiency (Resolution Time), workload management (Ticket Volume), and quality (Customer Satisfaction Score – CSAT).</text:span></text:p>
            <text:p text:style-name="P2"><text:span text:style-name="T2"/></text:p>
            <text:p text:style-name="P2"><text:span text:style-name="T2">Source Data: Data Set.xlsx - Data set 6.csv (Support Ticket Records)</text:span></text:p>
            <text:p text:style-name="P2"><text:span text:style-name="T2"/></text:p>
            <text:list text:continue-numbering="true" text:style-name="L2">
              <text:list-item>
                <text:p text:style-name="P2"><text:span text:style-name="T2">Target Users: Support Managers, Team Leads, and Executive Management.</text:span></text:p>
                <text:p text:style-name="P2"><text:span text:style-name="T2"/></text:p>
              </text:list-item>
              <text:list-item>
                <text:p text:style-name="P3"><text:span text:style-name="T2">Date Created: December 2025</text:span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2"/></text:p>
            <text:p text:style-name="P2"/>
            <text:p text:style-name="P2"/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1">1. Data Cleaning and Transformation (Power Query)</text:span></text:p>
          </draw:text-box>
        </draw:frame>
        <draw:frame presentation:style-name="pr5" draw:text-style-name="P7" draw:layer="layout" svg:width="25.199cm" svg:height="9.134cm" svg:x="1.201cm" svg:y="3.666cm" presentation:class="outline" presentation:user-transformed="true">
          <draw:text-box>
            <text:list text:style-name="L3">
              <text:list-item>
                <text:p text:style-name="P7">The raw data was imported into Power BI and transformed using the Power Query Editor to ensure data integrity and compatibility with DAX formulas.</text:p>
              </text:list-item>
              <text:list-item>
                <text:p text:style-name="P7"><text:span text:style-name="T3">Core Transformations</text:span></text:p>
                <text:p text:style-name="P7"><text:span text:style-name="T2">Changed Data Type of needed columns to Date nd whole numbers.</text:span></text:p>
                <text:p text:style-name="P7"><text:span text:style-name="T2">Replaced Nulls with 0.</text:span></text:p>
              </text:list-item>
              <text:list-item>
                <text:p text:style-name="P7"><text:span text:style-name="T2"><text:s/></text:span><text:span text:style-name="T3">Custom Column for Metric Calculation</text:span></text:p>
                <text:p text:style-name="P7"><text:span text:style-name="T4">A flag column was added to simplify counting resolved tickets in DAX.</text:span></text:p>
                <text:p text:style-name="P7"><text:span text:style-name="T4"><text:s/></text:span><text:span text:style-name="T3"><text:s/></text:span><text:span text:style-name="T3">Is_Resolved</text:span><text:span text:style-name="T4"> <text:s/></text:span></text:p>
                <text:p text:style-name="P7"><text:span text:style-name="T4"><text:s text:c="6"/></text:span><text:span text:style-name="T4">Formula= <text:s/>if [Status] = "Resolved" or [Status] = "Closed" then 1 else 0</text:span></text:p>
                <text:p text:style-name="P7"><text:span text:style-name="T4"><text:s text:c="6"/></text:span><text:span text:style-name="T4">(Allows for a simple SUM or COUNTROWS(FILTER(...)) in DAX to determine the total number of closed <text:s text:c="8"/>tickets, which is the numerator for the resolution rate.)</text:span></text:p>
                <text:p text:style-name="P7"><text:span text:style-name="T4"/></text:p>
                <text:p text:style-name="P7"><text:span text:style-name="T4"/></text:p>
                <text:p text:style-name="P7"><text:span text:style-name="T2"/></text:p>
                <text:p text:style-name="P7"/>
                <text:p text:style-name="P7"/>
                <text:p text:style-name="P7"><text:span text:style-name="T2"/></text:p>
              </text:list-item>
            </text:list>
            <text:p text:style-name="P7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9"><text:s/><text:span text:style-name="T1">DAX Measures (Key Performance Indicators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0"><text:span text:style-name="T3">The following core measures were created in DAX to serve as the Key Performance Indicators (KPIs) for the dashboard</text:span><text:span text:style-name="T4">.</text:span></text:p>
                <text:p text:style-name="P10"><text:span text:style-name="T4">Total Tickets = COUNTROWS('Customer_Support_Data')</text:span></text:p>
                <text:p text:style-name="P10"><text:span text:style-name="T4">Avg Resolution Time (Hours) = AVERAGE('Customer_Support_Data'[Resolution Time (Hours)])</text:span></text:p>
                <text:p text:style-name="P10"><text:span text:style-name="T4">CSAT Score (KPI) = AVERAGE('Customer_Support_Data'[Customer Satisfaction Score])</text:span></text:p>
                <text:p text:style-name="P10"><text:span text:style-name="T4">Ticket Resolution Rate = DIVIDE(COUNTROWS(FILTER('Customer_Support_Data', 'Customer_Support_Data'[Status] = "Resolved")), [Total Tickets], 0)</text:span></text:p>
                <text:p><text:span text:style-name="T3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1">Insights and Analysis Report</text:span>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5">Summary</text:span></text:p>
                <text:p text:style-name="P11"><text:span text:style-name="T6">The Customer Support performance dashboard provides clear evidence of moderate overall efficiency <text:s/>and strong customer satisfaction.</text:span></text:p>
              </text:list-item>
              <text:list-item>
                <text:p text:style-name="P11"><text:span text:style-name="T5"><text:s/></text:span><text:span text:style-name="T5">Key Findings </text:span></text:p>
                <text:p text:style-name="P11"><text:span text:style-name="T7">A.Efficiency and Agent Performance:</text:span></text:p>
                <text:p text:style-name="P11"><text:span text:style-name="T8"><text:s/></text:span><text:span text:style-name="T8">The Agent Performance Bar Chart clearly identifies Agent B as an outlier with the highest average resolution time, registering 40.1 hours. This is 15% above the team average, indicating a critical need for process review or additional training tailored to handling complex or escalated cases.</text:span></text:p>
                <text:p text:style-name="P12"><text:span text:style-name="T7"><text:s text:c="3"/></text:span><text:span text:style-name="T8">A direct review of tickets handled by Agent B shows a high number of Interactions per ticket, suggesting potential difficulties in initial triage or resolution requiring multiple follow-ups.</text:span></text:p>
                <text:p text:style-name="P12"><text:span text:style-name="T7"><text:s/></text:span><text:span text:style-name="T7">B. Demand and Risk Management:</text:span></text:p>
                <text:p text:style-name="P12"><text:span text:style-name="T7"><text:s text:c="3"/></text:span><text:span text:style-name="T8"><text:s text:c="2"/></text:span><text:span text:style-name="T8">The Priority Donut Chart reveals that Medium and High Priority tickets collectively account for 68% of the total ticket volume. This large proportion of critical and urgent requests creates sustained pressure on resources and increases the risk of SLA breaches</text:span></text:p>
                <text:p text:style-name="P12"><text:span text:style-name="T8"><text:s text:c="5"/></text:span><text:span text:style-name="T8">When filtering the dashboard by Technical issues, the average resolution time increases by 25% (to 43.4 hours), and the CSAT score simultaneously drops to 3.7/5. Technical issues are thus the most challenging category in terms of both speed and quality.</text:span></text:p>
                <text:p text:style-name="P12"><text:span text:style-name="T7"><text:s text:c="5"/></text:span><text:span text:style-name="T8">The Monthly Ticket Volume Trend chart shows a significant spike in demand during December 2023, likely due to year-end issues</text:span></text:p>
                <text:p text:style-name="P12"><text:span text:style-name="T8"/></text:p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12-15T22:15:39.698000000</meta:creation-date>
    <dc:date>2025-12-17T10:37:04.236000000</dc:date>
    <meta:editing-duration>PT46S</meta:editing-duration>
    <meta:editing-cycles>1</meta:editing-cycles>
    <meta:document-statistic meta:object-count="37"/>
    <meta:generator>Trio_Office/6.2.8.2$Windows_x86 LibreOffice_project/</meta:generator>
  </office:meta>
</office:document-meta>
</file>